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41.19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3.8pt"/>
    </style:style>
    <style:style style:name="co7" style:family="table-column">
      <style:table-column-properties fo:break-before="auto" style:column-width="63.04pt"/>
    </style:style>
    <style:style style:name="co8" style:family="table-column">
      <style:table-column-properties fo:break-before="auto" style:column-width="5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Necklac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office:value-type="float" office:value="834" calcext:value-type="float">
            <text:p>834</text:p>
          </table:table-cell>
          <table:table-cell office:value-type="float" office:value="2195" calcext:value-type="float">
            <text:p>2195</text:p>
          </table:table-cell>
          <table:table-cell office:value-type="float" office:value="5934" calcext:value-type="float">
            <text:p>5934</text:p>
          </table:table-cell>
          <table:table-cell office:value-type="float" office:value="16107" calcext:value-type="float">
            <text:p>1610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700" calcext:value-type="float">
            <text:p>700</text:p>
          </table:table-cell>
          <table:table-cell office:value-type="float" office:value="2344" calcext:value-type="float">
            <text:p>2344</text:p>
          </table:table-cell>
          <table:table-cell office:value-type="float" office:value="8230" calcext:value-type="float">
            <text:p>8230</text:p>
          </table:table-cell>
          <table:table-cell office:value-type="float" office:value="29144" calcext:value-type="float">
            <text:p>29144</text:p>
          </table:table-cell>
          <table:table-cell office:value-type="float" office:value="104968" calcext:value-type="float">
            <text:p>104968</text:p>
          </table:table-cell>
          <table:table-cell office:value-type="float" office:value="381304" calcext:value-type="float">
            <text:p>3813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629" calcext:value-type="float">
            <text:p>629</text:p>
          </table:table-cell>
          <table:table-cell office:value-type="float" office:value="2635" calcext:value-type="float">
            <text:p>2635</text:p>
          </table:table-cell>
          <table:table-cell office:value-type="float" office:value="11165" calcext:value-type="float">
            <text:p>11165</text:p>
          </table:table-cell>
          <table:table-cell office:value-type="float" office:value="48915" calcext:value-type="float">
            <text:p>48915</text:p>
          </table:table-cell>
          <table:table-cell office:value-type="float" office:value="217045" calcext:value-type="float">
            <text:p>217045</text:p>
          </table:table-cell>
          <table:table-cell office:value-type="float" office:value="976887" calcext:value-type="float">
            <text:p>976887</text:p>
          </table:table-cell>
          <table:table-cell office:value-type="float" office:value="4438925" calcext:value-type="float">
            <text:p>44389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36" calcext:value-type="float">
            <text:p>336</text:p>
          </table:table-cell>
          <table:table-cell office:value-type="float" office:value="1560" calcext:value-type="float">
            <text:p>1560</text:p>
          </table:table-cell>
          <table:table-cell office:value-type="float" office:value="7826" calcext:value-type="float">
            <text:p>7826</text:p>
          </table:table-cell>
          <table:table-cell office:value-type="float" office:value="39996" calcext:value-type="float">
            <text:p>39996</text:p>
          </table:table-cell>
          <table:table-cell office:value-type="float" office:value="210126" calcext:value-type="float">
            <text:p>210126</text:p>
          </table:table-cell>
          <table:table-cell office:value-type="float" office:value="1119796" calcext:value-type="float">
            <text:p>1119796</text:p>
          </table:table-cell>
          <table:table-cell office:value-type="float" office:value="6047412" calcext:value-type="float">
            <text:p>6047412</text:p>
          </table:table-cell>
          <table:table-cell office:value-type="float" office:value="32981556" calcext:value-type="float">
            <text:p>3298155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616" calcext:value-type="float">
            <text:p>616</text:p>
          </table:table-cell>
          <table:table-cell office:value-type="float" office:value="3367" calcext:value-type="float">
            <text:p>3367</text:p>
          </table:table-cell>
          <table:table-cell office:value-type="float" office:value="19684" calcext:value-type="float">
            <text:p>19684</text:p>
          </table:table-cell>
          <table:table-cell office:value-type="float" office:value="117655" calcext:value-type="float">
            <text:p>117655</text:p>
          </table:table-cell>
          <table:table-cell office:value-type="float" office:value="720916" calcext:value-type="float">
            <text:p>720916</text:p>
          </table:table-cell>
          <table:table-cell office:value-type="float" office:value="4483815" calcext:value-type="float">
            <text:p>4483815</text:p>
          </table:table-cell>
          <table:table-cell office:value-type="float" office:value="28249228" calcext:value-type="float">
            <text:p>28249228</text:p>
          </table:table-cell>
          <table:table-cell office:value-type="float" office:value="179756983" calcext:value-type="float">
            <text:p>179756983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1044" calcext:value-type="float">
            <text:p>1044</text:p>
          </table:table-cell>
          <table:table-cell office:value-type="float" office:value="6560" calcext:value-type="float">
            <text:p>6560</text:p>
          </table:table-cell>
          <table:table-cell office:value-type="float" office:value="43800" calcext:value-type="float">
            <text:p>43800</text:p>
          </table:table-cell>
          <table:table-cell office:value-type="float" office:value="299600" calcext:value-type="float">
            <text:p>299600</text:p>
          </table:table-cell>
          <table:table-cell office:value-type="float" office:value="2097684" calcext:value-type="float">
            <text:p>2097684</text:p>
          </table:table-cell>
          <table:table-cell office:value-type="float" office:value="14913200" calcext:value-type="float">
            <text:p>14913200</text:p>
          </table:table-cell>
          <table:table-cell office:value-type="float" office:value="107377488" calcext:value-type="float">
            <text:p>107377488</text:p>
          </table:table-cell>
          <table:table-cell office:value-type="float" office:value="780903152" calcext:value-type="float">
            <text:p>78090315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office:value-type="float" office:value="1665" calcext:value-type="float">
            <text:p>1665</text:p>
          </table:table-cell>
          <table:table-cell office:value-type="float" office:value="11817" calcext:value-type="float">
            <text:p>11817</text:p>
          </table:table-cell>
          <table:table-cell office:value-type="float" office:value="88725" calcext:value-type="float">
            <text:p>88725</text:p>
          </table:table-cell>
          <table:table-cell office:value-type="float" office:value="683289" calcext:value-type="float">
            <text:p>683289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43046889" calcext:value-type="float">
            <text:p>43046889</text:p>
          </table:table-cell>
          <table:table-cell office:value-type="float" office:value="348684381" calcext:value-type="float">
            <text:p>3486843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2530" calcext:value-type="float">
            <text:p>2530</text:p>
          </table:table-cell>
          <table:table-cell office:value-type="float" office:value="20008" calcext:value-type="float">
            <text:p>20008</text:p>
          </table:table-cell>
          <table:table-cell office:value-type="float" office:value="166870" calcext:value-type="float">
            <text:p>166870</text:p>
          </table:table-cell>
          <table:table-cell office:value-type="float" office:value="1428580" calcext:value-type="float">
            <text:p>1428580</text:p>
          </table:table-cell>
          <table:table-cell office:value-type="float" office:value="12501280" calcext:value-type="float">
            <text:p>12501280</text:p>
          </table:table-cell>
          <table:table-cell office:value-type="float" office:value="111111340" calcext:value-type="float">
            <text:p>111111340</text:p>
          </table:table-cell>
          <table:table-cell office:value-type="float" office:value="1000010044" calcext:value-type="float">
            <text:p>100001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5:23:49.7335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0:07:08.489488000</meta:creation-date>
    <dc:date>2016-09-10T10:00:44.869554000</dc:date>
    <meta:editing-duration>PT19H2M2S</meta:editing-duration>
    <meta:editing-cycles>5</meta:editing-cycles>
    <meta:generator>LibreOffice/5.1.2.2$MacOSX_X86_64 LibreOffice_project/d3bf12ecb743fc0d20e0be0c58ca359301eb705f</meta:generator>
    <meta:document-statistic meta:table-count="1" meta:cell-count="132" meta:object-count="0"/>
  </office:meta>
</office:document-meta>
</file>